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Regular" svg:font-family="'Noto Sans Mono CJK SC 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in" fo:margin-bottom="0in" loext:contextual-spacing="false"/>
    </style:style>
    <style:style style:name="P2" style:family="paragraph" style:parent-style-name="Preformatted_20_Text">
      <style:paragraph-properties fo:margin-top="0in" fo:margin-bottom="0.1965in" loext:contextual-spacing="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mmer ist man im Gemeinsamen gleichzeitig auch allein. Nur das Ohr verbindet unverhofft und nur im Hören wird unsichtbar etwas hergestellt, das auf ein gemeinsames Alleine sein, auf etwas Zusammengehöriges hindeutet. Ein solches Zusammensein, ein jeder mit seinem Instrument, genährt durch einen fragmentierten Text frei nach Natalie Sarraute, ist von der Improvisationsgruppe selbdritt zu einem Hörstück in fünf Teilen herangereift. Als Instrumentarium finden wir vor, die Stimme, das Vibraphon und das Violoncello. Wort, Metall und Holz. Selbst zu dritt ein kleines Orchester. Im ersten Moment erscheint die Besetzung als ein heterogenes Gebilde, das sich aber bald und mit erstaunlichem Potenzial mischen wird. Wort, Metall, Holz…​</text:p>
      <text:p text:style-name="P1">— Textauszug von Edu Haubensak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oto Sans Mono CJK SC Regular" svg:font-family="'Noto Sans Mono CJK SC 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Regular" style:font-family-asian="'Noto Sans Mono CJK SC Regular'"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29T15:33:35.206324483</meta:creation-date>
    <dc:date>2020-09-29T15:33:52.104880499</dc:date>
    <meta:editing-duration>PT17S</meta:editing-duration>
    <meta:editing-cycles>1</meta:editing-cycles>
    <meta:document-statistic meta:table-count="0" meta:image-count="0" meta:object-count="0" meta:page-count="1" meta:paragraph-count="2" meta:word-count="109" meta:character-count="765" meta:non-whitespace-character-count="655"/>
    <meta:generator>LibreOffice/6.0.7.3$Linux_X86_64 LibreOffice_project/00m0$Build-3</meta:generator>
  </office:meta>
</office:document-meta>
</file>